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2dda6f" officeooo:paragraph-rsid="002dda6f"/>
    </style:style>
    <style:style style:name="P3" style:family="paragraph" style:parent-style-name="Standard">
      <style:text-properties style:font-name="Linux Libertine O" officeooo:rsid="002dda6f" officeooo:paragraph-rsid="0035cc64"/>
    </style:style>
    <style:style style:name="P4" style:family="paragraph" style:parent-style-name="Standard">
      <style:text-properties style:font-name="Linux Libertine O" officeooo:rsid="003f53dd" officeooo:paragraph-rsid="003f53dd"/>
    </style:style>
    <style:style style:name="P5" style:family="paragraph" style:parent-style-name="Standard">
      <style:text-properties style:font-name="Linux Libertine O" officeooo:rsid="003f53dd" officeooo:paragraph-rsid="0040b009"/>
    </style:style>
    <style:style style:name="P6" style:family="paragraph" style:parent-style-name="Standard">
      <style:text-properties style:font-name="Linux Libertine O" officeooo:rsid="0040b009" officeooo:paragraph-rsid="0040b009"/>
    </style:style>
    <style:style style:name="P7" style:family="paragraph" style:parent-style-name="Standard">
      <style:text-properties officeooo:rsid="0035cc64" officeooo:paragraph-rsid="0035cc64"/>
    </style:style>
    <style:style style:name="P8" style:family="paragraph" style:parent-style-name="Standard">
      <style:text-properties officeooo:paragraph-rsid="002dda6f"/>
    </style:style>
    <style:style style:name="P9" style:family="paragraph" style:parent-style-name="Standard">
      <style:text-properties style:font-name="Linux Libertine O" officeooo:rsid="0040b009" officeooo:paragraph-rsid="0040b009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f53dd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f53dd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f53dd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35cc64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2dda6f"/>
    </style:style>
    <style:style style:name="T11" style:family="text">
      <style:text-properties style:font-name="Linux Libertine O" officeooo:rsid="0035cc64"/>
    </style:style>
    <style:style style:name="T12" style:family="text">
      <style:text-properties style:font-name="Linux Libertine O" officeooo:rsid="003f53dd"/>
    </style:style>
    <style:style style:name="T13" style:family="text">
      <style:text-properties style:font-name="Linux Libertine O" officeooo:rsid="0045acda"/>
    </style:style>
    <style:style style:name="T14" style:family="text">
      <style:text-properties officeooo:rsid="003f53dd"/>
    </style:style>
    <style:style style:name="T15" style:family="text">
      <style:text-properties officeooo:rsid="0040b009"/>
    </style:style>
    <style:style style:name="T16" style:family="text">
      <style:text-properties officeooo:rsid="00419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Bean &amp; meatballs pasta</text:span><text:span text:style-name="T3"> (</text:span><text:span text:style-name="T6">4-</text:span><text:span text:style-name="T5">6</text:span><text:span text:style-name="T3"> portions; </text:span><text:span text:style-name="T6">1</text:span><text:span text:style-name="T4"> hr</text:span><text:span text:style-name="T3">)</text:span></text:h>
      <text:p text:style-name="P7"><text:span text:style-name="T12">Adapted f</text:span><text:span text:style-name="T9">rom https://www.bbcgoodfood.com/recipes/bean-pasta-stew-meatballs</text:span></text:p>
      <text:p text:style-name="P1"/>
      <text:p text:style-name="Heading"><text:span text:style-name="T1">For the </text:span><text:span text:style-name="T2">stew</text:span></text:p>
      <text:p text:style-name="P8"><text:span text:style-name="T13">8 dessert spoons</text:span><text:span text:style-name="T10"> </text:span><text:span text:style-name="T11">olive oil</text:span></text:p>
      <text:p text:style-name="P4"><text:span text:style-name="T16">6-8</text:span> Lincolnshire sausages<text:span text:style-name="T16"> (</text:span><text:span text:style-name="T8">4</text:span>00g<text:span text:style-name="T8">-</text:span>450g<text:span text:style-name="T16">)</text:span></text:p>
      <text:p text:style-name="P3"/>
      <text:p text:style-name="P2"><text:span text:style-name="T14">3</text:span> cloves garlic <text:span text:style-name="T14">or 1 Cofresh frozen block</text:span></text:p>
      <text:p text:style-name="P1"><text:span text:style-name="T14">2</text:span> red onions <text:span text:style-name="T14">(250g-300g)</text:span></text:p>
      <text:p text:style-name="P4">2 large leeks (500g)</text:p>
      <text:p text:style-name="P4"><text:span text:style-name="T16">3 </text:span>carrots <text:span text:style-name="T16">(~</text:span>400g<text:span text:style-name="T16">)</text:span></text:p>
      <text:p text:style-name="P6">salt and black pepper</text:p>
      <text:p text:style-name="P4"/>
      <text:p text:style-name="P1">2 tins <text:span text:style-name="T14">canellini beans</text:span> (400g x2)</text:p>
      <text:p text:style-name="P1">1 tin peeled plum tomatoes</text:p>
      <text:p text:style-name="P5">(optional) 200g cherry tomatoes</text:p>
      <text:p text:style-name="P1">1 stock <text:span text:style-name="T14">pot</text:span></text:p>
      <text:p text:style-name="P6">750ml hot water</text:p>
      <text:p text:style-name="P3"/>
      <text:p text:style-name="P2"/>
      <text:p text:style-name="P4">Add a couple of spoons of olive oil to a large pot. <text:span text:style-name="T8">C</text:span>ut the sausages into ~6 pieces each straight into the pan. Fry on medium heat for about 10 minutes.</text:p>
      <text:p text:style-name="P4"/>
      <text:p text:style-name="P4">While the sausages are frying, stir occasionally to unstick them and prepare the vegetables. Roughly dice the garlic and onions. Trim and wash the leeks and cut into slices 1.5cm-2cm thick. Peel the carrots, halve any thick sections down the middle, and cut into 0.5cm-1cm slices.</text:p>
      <text:p text:style-name="P4">(If this takes more than 10 min turn the heat for the sausages off.)</text:p>
      <text:p text:style-name="P4"/>
      <text:p text:style-name="P4">Take the sausage pieces out of the pot into a bowl. Add the remaining olive oil <text:span text:style-name="T15">and all the chopped vegetables. Fry on medium-high heat for about 10 minutes, stirring occasionally. Add salt and pepper to taste.</text:span></text:p>
      <text:p text:style-name="P4"/>
      <text:p text:style-name="P6">While the vegetables are frying, boil the kettle, open all the tins, and drain and rinse the canellini beans. If using cherry tomatoes, halve them.</text:p>
      <text:p text:style-name="P6"/>
      <text:p text:style-name="P6">Add the beans, stock, hot water, and all tomatoes to the pan. Break up the tinned tomatoes, cover, and bring to the boil for a couple of minutes.</text:p>
      <text:p text:style-name="P6">If serving with pasta, separately put on some macaroni (or other fairly quick-cook pasta).</text:p>
      <text:p text:style-name="P6"/>
      <text:p text:style-name="P6">Add the meatballs back in along with the gravy granules. Stir well, bring to the boil, cover and simmer for 10 minutes or until the pasta is cooked.</text:p>
      <text:p text:style-name="P6"/>
      <text:p text:style-name="P6">Also good served with fresh bread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7:55:21.377911899</dc:date>
    <meta:editing-duration>PT1H37M4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96" meta:character-count="1704" meta:non-whitespace-character-count="1432"/>
  </office:meta>
</office:document-meta>
</file>